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5.478cm" fo:padding-top="0cm" fo:padding-bottom="0cm" fo:padding-left="0.1cm" fo:padding-right="0.1cm"/>
      <style:paragraph-properties style:writing-mode="lr-tb"/>
    </style:style>
    <style:style style:name="gr4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74cm" fo:padding-top="0.1cm" fo:padding-bottom="0.1cm" fo:padding-left="0.1cm" fo:padding-right="0.1cm"/>
      <style:paragraph-properties style:writing-mode="lr-tb"/>
    </style:style>
    <style:style style:name="gr5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797cm" fo:padding-top="0.1cm" fo:padding-bottom="0.1cm" fo:padding-left="0.1cm" fo:padding-right="0.1cm"/>
      <style:paragraph-properties style:writing-mode="lr-tb"/>
    </style:style>
    <style:style style:name="gr6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5.479cm" fo:padding-top="0cm" fo:padding-bottom="0cm" fo:padding-left="0.1cm" fo:padding-right="0.1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74cm" fo:padding-top="0.1cm" fo:padding-bottom="0.1cm" fo:padding-left="0.1cm" fo:padding-right="0.1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omyślny-notes">
      <style:graphic-properties draw:fill-color="#ffffff" draw:auto-grow-height="true" fo:min-height="6.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margin-top="0cm" fo:margin-bottom="0.4cm" fo:text-align="center" style:writing-mode="lr-tb"/>
      <style:text-properties style:font-name="Latin Modern Roman" fo:font-size="12pt"/>
    </style:style>
    <style:style style:name="P4" style:family="paragraph">
      <loext:graphic-properties draw:fill="none"/>
      <style:paragraph-properties fo:text-align="center"/>
      <style:text-properties style:font-name="Latin Modern Roman" fo:font-size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Latin Modern Roman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font-name="Latin Modern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2" draw:layer="layout" svg:width="2cm" svg:height="2cm" svg:x="3.1cm" svg:y="1.097cm">
          <text:p text:style-name="P1"><text:span text:style-name="T1">H</text:span><text:span text:style-name="T2">(</text:span><text:span text:style-name="T1">z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0.099cm" svg:y1="2.097cm" svg:x2="3.1cm" svg:y2="2.1cm">
          <text:p/>
        </draw:line>
        <draw:line draw:style-name="gr2" draw:text-style-name="P4" draw:layer="layout" svg:x1="5.1cm" svg:y1="2.1cm" svg:x2="10.1cm" svg:y2="2.1cm">
          <text:p/>
        </draw:line>
        <draw:line draw:style-name="gr2" draw:text-style-name="P4" draw:layer="layout" svg:x1="12.1cm" svg:y1="2.1cm" svg:x2="15.899cm" svg:y2="2.098cm">
          <text:p/>
        </draw:line>
        <draw:custom-shape draw:style-name="gr3" draw:text-style-name="P2" draw:layer="layout" svg:width="6cm" svg:height="3.301cm" svg:x="1.1cm" svg:y="0.099cm">
          <text:p text:style-name="P1"><text:span text:style-name="T2">Właściwości dynamicz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0.874cm" svg:height="0.912cm" svg:x="0.094cm" svg:y="1.2cm">
          <draw:text-box>
            <text:p text:style-name="P5"><text:span text:style-name="T1">x</text:span><text:span text:style-name="T2">(</text:span><text:span text:style-name="T1">i</text:span><text:span text:style-name="T2">)</text:span></text:p>
          </draw:text-box>
        </draw:frame>
        <draw:frame draw:style-name="gr5" draw:text-style-name="P6" draw:layer="layout" svg:width="0.997cm" svg:height="0.912cm" svg:x="14.049cm" svg:y="1.2cm">
          <draw:text-box>
            <text:p text:style-name="P5"><text:span text:style-name="T1">X</text:span><text:span text:style-name="T2">(</text:span><text:span text:style-name="T1">i</text:span><text:span text:style-name="T2">)</text:span></text:p>
          </draw:text-box>
        </draw:frame>
        <draw:custom-shape draw:style-name="gr6" draw:text-style-name="P2" draw:layer="layout" svg:width="6.001cm" svg:height="3.301cm" svg:x="8.1cm" svg:y="0.099cm">
          <text:p text:style-name="P1"><text:span text:style-name="T2">Właściwości statycz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2cm" svg:x="10.101cm" svg:y="1.098cm">
          <text:p text:style-name="P1"><text:span text:style-name="T1">f</text:span><text:span text:style-name="T2">(</text:span><text:span text:style-name="T1">x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0.874cm" svg:height="0.912cm" svg:x="7.1cm" svg:y="1.2cm">
          <draw:text-box>
            <text:p text:style-name="P5"><text:span text:style-name="T1">v</text:span><text:span text:style-name="T2">(</text:span><text:span text:style-name="T1">i</text:span><text:span text:style-name="T2">)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6.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1.967cm" svg:x="1cm" svg:y="5.289cm"/>
      <draw:page-thumbnail draw:layer="backgroundobjects" svg:width="8.999cm" svg:height="1.967cm" svg:x="1cm" svg:y="13.865cm"/>
      <draw:page-thumbnail draw:layer="backgroundobjects" svg:width="8.999cm" svg:height="1.967cm" svg:x="1cm" svg:y="22.441cm"/>
      <draw:page-thumbnail draw:layer="backgroundobjects" svg:width="8.999cm" svg:height="1.967cm" svg:x="11cm" svg:y="5.289cm"/>
      <draw:page-thumbnail draw:layer="backgroundobjects" svg:width="8.999cm" svg:height="1.967cm" svg:x="11cm" svg:y="13.865cm"/>
      <draw:page-thumbnail draw:layer="backgroundobjects" svg:width="8.999cm" svg:height="1.967cm" svg:x="11cm" svg:y="22.441cm"/>
    </style:handout-master>
    <style:master-page style:name="Domyślny" style:page-layout-name="PM1" draw:style-name="Mdp1">
      <draw:frame presentation:style-name="Domyślny-title" draw:layer="backgroundobjects" svg:width="15.479cm" svg:height="0.614cm" svg:x="0.859cm" svg:y="0.151cm" presentation:class="title" presentation:placeholder="true">
        <draw:text-box/>
      </draw:frame>
      <draw:frame presentation:style-name="Domyślny-outline1" draw:layer="backgroundobjects" svg:width="15.479cm" svg:height="2.145cm" svg:x="0.859cm" svg:y="0.863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2-12-31T22:21:35.198594483</dc:date>
    <dc:creator>Łukasz Dróżdż</dc:creator>
    <meta:editing-duration>PT1H5M46S</meta:editing-duration>
    <meta:editing-cycles>21</meta:editing-cycles>
    <meta:generator>LibreOffice/7.4.4.2$Linux_X86_64 LibreOffice_project/40$Build-2</meta:generator>
    <meta:document-statistic meta:object-count="30"/>
  </office:meta>
</office:document-meta>
</file>